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ff7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agstitel" text:name="case.title"/>
        <text:user-field-decl office:value-type="string" office:string-value="Sagsnummer" text:name="case.id"/>
        <text:user-field-decl office:value-type="string" office:string-value="Sagstype" text:name="case.type"/>
        <text:user-field-decl office:value-type="string" office:string-value="Journalnøgle" text:name="case.journalkey"/>
        <text:user-field-decl office:value-type="string" office:string-value="Navn" text:name="user.name"/>
        <text:user-field-decl office:value-type="string" office:string-value="E-mail" text:name="user.email"/>
        <text:user-field-decl office:value-type="string" office:string-value="Modtager Adresse" text:name="receiver.name"/>
        <text:user-field-decl office:value-type="string" office:string-value="Modtager Postnummer" text:name="receiver.postnumber"/>
        <text:user-field-decl office:value-type="string" office:string-value="Modtager By" text:name="receiver.city"/>
        <text:user-field-decl office:value-type="string" office:string-value="Modtager CPR" text:name="receiver.cpr"/>
        <text:user-field-decl office:value-type="string" office:string-value="Stilling" text:name="user.position"/>
        <text:user-field-decl office:value-type="string" office:string-value="Afdelingsnavn" text:name="user.department"/>
        <text:user-field-decl office:value-type="string" office:string-value="Telefon" text:name="user.telephoneNumber"/>
        <text:user-field-decl office:value-type="string" office:string-value="Custom field" text:name="my.custom.field"/>
      </text:user-field-decls>
      <text:p text:style-name="Standard"><text:user-field-get text:name="case.title">Sagstitel</text:user-field-get></text:p>
      <text:p text:style-name="Standard"/>
      <text:p text:style-name="P1"><text:user-field-get text:name="case.id">Sagsnummer</text:user-field-get></text:p>
      <text:p text:style-name="P1"/>
      <text:p text:style-name="P1"><text:user-field-get text:name="case.type">Sagstype</text:user-field-get></text:p>
      <text:p text:style-name="P1"/>
      <text:p text:style-name="P1"><text:user-field-get text:name="case.journalkey">Journalnøgle</text:user-field-get></text:p>
      <text:p text:style-name="P1"/>
      <text:p text:style-name="P1"/>
      <text:p text:style-name="P1"/>
      <text:p text:style-name="P1"><text:user-field-get text:name="user.name">Navn</text:user-field-get></text:p>
      <text:p text:style-name="P1"/>
      <text:p text:style-name="P1"><text:user-field-get text:name="user.email">E-mail</text:user-field-get></text:p>
      <text:p text:style-name="P1"/>
      <text:p text:style-name="P1"><text:user-field-get text:name="user.position">Stilling</text:user-field-get></text:p>
      <text:p text:style-name="P1"/>
      <text:p text:style-name="P1"><text:user-field-get text:name="user.department">Afdelingsnavn</text:user-field-get></text:p>
      <text:p text:style-name="P1"/>
      <text:p text:style-name="P1"><text:user-field-get text:name="user.email">E-mail</text:user-field-get></text:p>
      <text:p text:style-name="P1"/>
      <text:p text:style-name="P1"><text:user-field-get text:name="user.telephoneNumber">Telefon</text:user-field-get></text:p>
      <text:p text:style-name="P1"/>
      <text:p text:style-name="P1"/>
      <text:p text:style-name="P1"/>
      <text:p text:style-name="P1"><text:user-field-get text:name="receiver.name">Modtager Navn</text:user-field-get></text:p>
      <text:p text:style-name="P1"/>
      <text:p text:style-name="P1"><text:user-field-get text:name="receiver.name">Modtager Adresse</text:user-field-get></text:p>
      <text:p text:style-name="P1"/>
      <text:p text:style-name="P1"><text:user-field-get text:name="receiver.postnumber">Modtager Postnummer</text:user-field-get></text:p>
      <text:p text:style-name="P1"/>
      <text:p text:style-name="P1"><text:user-field-get text:name="receiver.city">Modtager By</text:user-field-get></text:p>
      <text:p text:style-name="P1"/>
      <text:p text:style-name="P1"><text:user-field-get text:name="receiver.cpr">Modtager CPR</text:user-field-get></text:p>
      <text:p text:style-name="P1"/>
      <text:p text:style-name="P1"/>
      <text:p text:style-name="P1"/>
      <text:p text:style-name="P1"><text:user-field-get text:name="my.custom.field">Custom field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3T15:36:05.068909814</meta:creation-date>
    <dc:date>2015-09-23T15:53:03.217081087</dc:date>
    <meta:editing-duration>PT16M58S</meta:editing-duration>
    <meta:editing-cycles>3</meta:editing-cycles>
    <meta:generator>LibreOffice/4.3.7.2$Linux_X86_64 LibreOffice_project/430m0$Build-2</meta:generator>
    <meta:document-statistic meta:table-count="0" meta:image-count="0" meta:object-count="0" meta:page-count="1" meta:paragraph-count="16" meta:word-count="21" meta:character-count="163" meta:non-whitespace-character-count="158"/>
  </office:meta>
</office:document-meta>
</file>